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rance Hap Apgar <text:s/>- 1<text:span text:style-name="T1">st</text:span> infantry Division </text:p>
      <text:p text:style-name="Standard"><text:tab/>“Monument's Men” </text:p>
      <text:p text:style-name="Standard"/>
      <text:p text:style-name="Standard">Grew up in Easton, Pensilvania </text:p>
      <text:p text:style-name="Standard"><text:tab/>he went threw college </text:p>
      <text:p text:style-name="Standard"><text:tab/><text:tab/>he studied Music </text:p>
      <text:p text:style-name="Standard"><text:tab/>After the Army he <text:s/>was a professional musician </text:p>
      <text:p text:style-name="Standard"><text:tab/>he moved to texas and hated the climate </text:p>
      <text:p text:style-name="Standard"><text:tab/><text:tab/>he went to Oklahoma after that </text:p>
      <text:p text:style-name="Standard"/>
      <text:p text:style-name="Standard"><text:tab/></text:p>
      <text:p text:style-name="Standard">He was in a musician's union meeting and he saw the news about the attack on Pearl Harbor</text:p>
      <text:p text:style-name="Standard"><text:tab/>he was just finished Highschool at that time </text:p>
      <text:p text:style-name="Standard"><text:tab/></text:p>
      <text:p text:style-name="Standard">he and fellow students and they were told if they enlisted at the downtown station, they would be allowed to finish the semester</text:p>
      <text:p text:style-name="Standard"><text:tab/><text:tab/>he's been to the whitehouse a few times </text:p>
      <text:p text:style-name="Standard"><text:tab/></text:p>
      <text:p text:style-name="Standard">Attended a ceremony for being part of the Monument's men </text:p>
      <text:p text:style-name="Standard"><text:tab/>his wife had political connections </text:p>
      <text:p text:style-name="Standard"><text:tab/>He got a real resolution for being a part of this group</text:p>
      <text:p text:style-name="Standard"><text:tab/><text:tab/>he was one of the only ones </text:p>
      <text:p text:style-name="Standard"><text:tab/><text:tab/></text:p>
      <text:p text:style-name="Standard"/>
      <text:p text:style-name="Standard">his freshman year of college in 1943</text:p>
      <text:p text:style-name="Standard"><text:tab/>he signed up to join the military </text:p>
      <text:p text:style-name="Standard"/>
      <text:p text:style-name="Standard">after the school year was over he was called into Indian Town, an army summer camp </text:p>
      <text:p text:style-name="Standard"><text:tab/>they collected the recruits and sent them to Fort MacClellen in Alabama</text:p>
      <text:p text:style-name="Standard"/>
      <text:p text:style-name="Standard">From there he was sent to Fort Brag, </text:p>
      <text:p text:style-name="Standard"><text:tab/>when he left Fort Brag he was a Private </text:p>
      <text:p text:style-name="Standard"><text:tab/></text:p>
      <text:p text:style-name="Standard">Weapons training </text:p>
      <text:p text:style-name="Standard"><text:tab/>he was a rifleman (used M1)</text:p>
      <text:p text:style-name="Standard"><text:tab/>he could have been part of a BAR team </text:p>
      <text:p text:style-name="Standard"/>
      <text:p text:style-name="Standard">Food was decent </text:p>
      <text:p text:style-name="Standard"><text:tab/>a friend of his who was a banker, he was in the Airforce </text:p>
      <text:p text:style-name="Standard"><text:tab/>he was having lunch with him and he said he better food as a P.O.W. </text:p>
      <text:p text:style-name="Standard"/>
      <text:p text:style-name="Standard">Officers </text:p>
      <text:p text:style-name="Standard"><text:tab/>No specific role models </text:p>
      <text:p text:style-name="Standard"><text:tab/></text:p>
      <text:p text:style-name="Standard"/>
      <text:p text:style-name="Standard">Training </text:p>
      <text:p text:style-name="Standard"><text:tab/>did not use an M1 Carbine </text:p>
      <text:p text:style-name="Standard"/>
      <text:p text:style-name="Standard"><text:tab/>his division partook in Tennessee Manuvers </text:p>
      <text:p text:style-name="Standard"><text:soft-page-break/><text:tab/>Apgar did not though he only heard about them</text:p>
      <text:p text:style-name="Standard"><text:tab/></text:p>
      <text:p text:style-name="Standard"><text:tab/>They were soon going over to Europe as whole divisions, no separations </text:p>
      <text:p text:style-name="Standard"/>
      <text:p text:style-name="Standard">He was well off by making a career out of the military </text:p>
      <text:p text:style-name="Standard"><text:tab/>he had a great deal of amenities </text:p>
      <text:p text:style-name="Standard"><text:tab/>they had butlers </text:p>
      <text:p text:style-name="Standard"/>
      <text:p text:style-name="Standard">His group was too young to run out to the bars </text:p>
      <text:p text:style-name="Standard"><text:tab/>they had something better to do </text:p>
      <text:p text:style-name="Standard"><text:tab/>there was no drunkin weekends</text:p>
      <text:p text:style-name="Standard"/>
      <text:p text:style-name="Standard">Fort Brag was also a training area for the Airborne </text:p>
      <text:p text:style-name="Standard"><text:tab/></text:p>
      <text:p text:style-name="Standard">The communication was for the most part good </text:p>
      <text:p text:style-name="Standard"><text:tab/></text:p>
      <text:p text:style-name="Standard">Day of Basic Training </text:p>
      <text:p text:style-name="Standard"><text:tab/>it was day light for Revele </text:p>
      <text:p text:style-name="Standard"><text:tab/>they needed to give the cooks time to make breakfast </text:p>
      <text:p text:style-name="Standard"><text:tab/>they would walk up into the mountains in the morning </text:p>
      <text:p text:style-name="Standard"><text:tab/>rest included lunch, lots of Ice </text:p>
      <text:p text:style-name="Standard"><text:tab/>it was not easy but there was no mistreatment </text:p>
      <text:p text:style-name="Standard"><text:tab/><text:tab/>they did what they had to do </text:p>
      <text:p text:style-name="Standard"><text:tab/>most of the recruits had done small game shooting </text:p>
      <text:p text:style-name="Standard"><text:tab/><text:tab/>“it seemed like they had a lot of farmers”</text:p>
      <text:p text:style-name="Standard"><text:tab/></text:p>
      <text:p text:style-name="Standard">He had some work to do and he knew it was for his own survival </text:p>
      <text:p text:style-name="Standard"><text:tab/>he went through all the training </text:p>
      <text:p text:style-name="Standard"/>
      <text:p text:style-name="Standard">German Soldier </text:p>
      <text:p text:style-name="Standard"><text:tab/>he does not remember if they told him any propaganda </text:p>
      <text:p text:style-name="Standard"><text:tab/></text:p>
      <text:p text:style-name="Standard">He left for over seas from Fort Brag </text:p>
      <text:p text:style-name="Standard"><text:tab/>he went over on the George Washington </text:p>
      <text:p text:style-name="Standard"><text:tab/>he had many escort boats </text:p>
      <text:p text:style-name="Standard"><text:tab/><text:tab/>They did not throw cigarettes into the water in fear of German U-Boats </text:p>
      <text:p text:style-name="Standard"><text:tab/>this ship was in a Friendly port when the war broke out </text:p>
      <text:p text:style-name="Standard"><text:tab/></text:p>
      <text:p text:style-name="Standard">He arrived in Marselle in France, sailed through the strait of Gibralter </text:p>
      <text:p text:style-name="Standard"><text:tab/>they took them to the camping grounds and stayed there a week </text:p>
      <text:p text:style-name="Standard"><text:tab/><text:tab/>he got two semesters of civil engineering at the Citidel </text:p>
      <text:p text:style-name="Standard"><text:tab/>“we had one of the best educated armies in the world”</text:p>
      <text:p text:style-name="Standard"/>
      <text:p text:style-name="Standard">It took more than a year a year to get to the city</text:p>
      <text:p text:style-name="Standard"><text:tab/>this was before D-Day </text:p>
      <text:p text:style-name="Standard"><text:tab/></text:p>
      <text:p text:style-name="Standard">Combat </text:p>
      <text:p text:style-name="Standard"><text:tab/>he was given no idea of what the mission was </text:p>
      <text:p text:style-name="Standard"><text:tab/>he fought on the Magnoe line </text:p>
      <text:p text:style-name="Standard"><text:soft-page-break/><text:tab/>The first time he was in battle </text:p>
      <text:p text:style-name="Standard"><text:tab/><text:tab/>he left Marselle </text:p>
      <text:p text:style-name="Standard"><text:tab/><text:tab/>“the Germans had our number”</text:p>
      <text:p text:style-name="Standard">He was in the woods and all of the sudden and the German 88's came raining down </text:p>
      <text:p text:style-name="Standard"><text:tab/>the unit was digging fox holes </text:p>
      <text:p text:style-name="Standard"><text:tab/><text:tab/>Apgar jumped into his foxhole and he only got part way down and a piece of shrapnal <text:tab/><text:tab/><text:tab/>hit him in the helmet </text:p>
      <text:p text:style-name="Standard"><text:tab/>He had to fight though an are to get to the Magnoe line </text:p>
      <text:p text:style-name="Standard"><text:tab/><text:tab/></text:p>
      <text:p text:style-name="Standard">The French People were very happy to see Americans </text:p>
      <text:p text:style-name="Standard"><text:tab/></text:p>
      <text:p text:style-name="Standard">Towns of France </text:p>
      <text:p text:style-name="Standard"><text:tab/>there little towns he saw with Narrow roads </text:p>
      <text:p text:style-name="Standard"><text:tab/>countryside towns </text:p>
      <text:p text:style-name="Standard"><text:tab/></text:p>
      <text:p text:style-name="Standard">There was a fortress on top of a hill </text:p>
      <text:p text:style-name="Standard"><text:tab/>held by the Germans </text:p>
      <text:p text:style-name="Standard"><text:tab/>he was fighting on the same lines as the major battle</text:p>
      <text:p text:style-name="Standard"><text:tab/><text:tab/>the hillside was a shooting gallery</text:p>
      <text:p text:style-name="Standard"><text:tab/><text:tab/>they had a lot of wounded </text:p>
      <text:p text:style-name="Standard"><text:tab/><text:tab/>these men would have to remain overseas because of the point system </text:p>
      <text:p text:style-name="Standard"><text:tab/>A man in 2<text:span text:style-name="T1">nd</text:span> battalion was not too happy about that </text:p>
      <text:p text:style-name="Standard">He did not leave the front even after taking a shot of Shrapnal to the helmet </text:p>
      <text:p text:style-name="Standard"><text:tab/>gave them a reason to place a top on the Foxhole</text:p>
      <text:p text:style-name="Standard"/>
      <text:p text:style-name="Standard">it was cold for some time during the days in France </text:p>
      <text:p text:style-name="Standard"/>
      <text:p text:style-name="Standard">Engineers and Officers put a block of TNT on the ground and blew it up</text:p>
      <text:p text:style-name="Standard"><text:tab/>this created a small foxhole </text:p>
      <text:p text:style-name="Standard"><text:tab/>not enough </text:p>
      <text:p text:style-name="Standard"><text:tab/></text:p>
      <text:p text:style-name="Standard"/>
      <text:p text:style-name="Standard">Monument's Men </text:p>
      <text:p text:style-name="Standard"><text:tab/>After the Shooting stoped</text:p>
      <text:p text:style-name="Standard"><text:tab/><text:tab/>After VJ Day they needed enough points to leave for home</text:p>
      <text:p text:style-name="Standard"/>
      <text:p text:style-name="Standard">Apgar did not have enough points so he need stay </text:p>
      <text:p text:style-name="Standard"><text:tab/>he went on vacation </text:p>
      <text:p text:style-name="Standard"/>
      <text:p text:style-name="Standard">Germany</text:p>
      <text:p text:style-name="Standard"><text:tab/></text:p>
      <text:p text:style-name="Standard">One mission was to take a GI car to a POW camp he was told they had assignment </text:p>
      <text:p text:style-name="Standard"><text:tab/></text:p>
      <text:p text:style-name="Standard">Frankfurt</text:p>
      <text:p text:style-name="Standard"><text:tab/>having to transport prisoners </text:p>
      <text:p text:style-name="Standard"/>
      <text:p text:style-name="Standard">Monument's men</text:p>
      <text:p text:style-name="Standard"><text:tab/>he was in Frankfurt</text:p>
      <text:p text:style-name="Standard"><text:tab/>he was a Sergent, he worked his way up <text:s text:c="40"/></text:p>
      <text:p text:style-name="Standard"><text:soft-page-break/></text:p>
      <text:p text:style-name="Standard"><text:tab/></text:p>
      <text:p text:style-name="Standard"><text:tab/><text:tab/></text:p>
      <text:p text:style-name="Standard"><text:tab/>St. Peter Statue</text:p>
      <text:p text:style-name="Standard"><text:tab/><text:tab/>Two lesser works there as well </text:p>
      <text:p text:style-name="Standard"><text:tab/><text:tab/>Whitish stone statues </text:p>
      <text:p text:style-name="Standard"><text:tab/><text:tab/></text:p>
      <text:p text:style-name="Standard"><text:tab/>the mile of rock the put around him was wide and a 15 feet high </text:p>
      <text:p text:style-name="Standard"><text:tab/><text:tab/>this statue was inside a building </text:p>
      <text:p text:style-name="Standard"/>
      <text:p text:style-name="Standard">He did a fair amount of traveling while being one of the monument's men</text:p>
      <text:p text:style-name="Standard"><text:tab/>“I was lucky to get out of Italy”</text:p>
      <text:p text:style-name="Standard">British had a real battle with the officers with the advancing british army to not shoot up historical landmarks </text:p>
      <text:p text:style-name="Standard"><text:tab/><text:tab/></text:p>
      <text:p text:style-name="Standard"><text:tab/>Germans would use belltowers </text:p>
      <text:p text:style-name="Standard"><text:tab/><text:tab/>Italians could have used monuments in Italy</text:p>
      <text:p text:style-name="Standard"/>
      <text:p text:style-name="Standard"><text:tab/>one of this Fraternity brothers was in a POW camp </text:p>
      <text:p text:style-name="Standard"/>
      <text:p text:style-name="Standard">WW2 expericence </text:p>
      <text:p text:style-name="Standard"><text:tab/>he enjoyed his time with the Monument's men in Frankfurt </text:p>
      <text:p text:style-name="Standard"><text:tab/>there was not that many funny stories </text:p>
      <text:p text:style-name="Standard"><text:tab/><text:tab/></text:p>
      <text:p text:style-name="Standard">Story of the Monument's Men </text:p>
      <text:p text:style-name="Standard"><text:tab/>he was on his scooter going to another area and he saw a fellow scooter rider </text:p>
      <text:p text:style-name="Standard"><text:tab/><text:tab/>he came in and recognized Apgar as one of the Monument's men</text:p>
      <text:p text:style-name="Standard"><text:tab/>“that's about as much as you get”</text:p>
      <text:p text:style-name="Standard"><text:tab/>not many people know about the men “9 times out of 10 they say Huh?”</text:p>
      <text:p text:style-name="Standard"/>
      <text:p text:style-name="Standard">he saw one of the famous men's son at a group but never during the war </text:p>
      <text:p text:style-name="Standard"><text:tab/>they did not even car who they were</text:p>
      <text:p text:style-name="Standard"/>
      <text:p text:style-name="Standard">One assignment in frankfurt was to take an american who was an officer </text:p>
      <text:p text:style-name="Standard"><text:tab/>an architecht from Houston </text:p>
      <text:p text:style-name="Standard"><text:tab/>one of the chores was to take him to the country home of the Prince of Hess and Apgar got to meet him</text:p>
      <text:p text:style-name="Standard"><text:tab/>story shows kind of crossovers that were done </text:p>
      <text:p text:style-name="Standard"/>
      <text:p text:style-name="Standard">Book and movie </text:p>
      <text:p text:style-name="Standard"><text:tab/>The first time he saw the movie was at his home town</text:p>
      <text:p text:style-name="Standard"><text:tab/>there were four other people in the theater </text:p>
      <text:p text:style-name="Standard"><text:tab/><text:tab/>on couple was an acquantence </text:p>
      <text:p text:style-name="Standard"><text:tab/>but the other people thanked him of serving in the war </text:p>
      <text:p text:style-name="Standard"><text:tab/>he got a good view of the movie </text:p>
      <text:p text:style-name="Standard"/>
      <text:p text:style-name="Standard">“the people could care less, It's following the murder news Story”</text:p>
      <text:p text:style-name="Standard"><text:tab/></text:p>
      <text:p text:style-name="Standard">He had experience in Combat where others did not </text:p>
      <text:p text:style-name="Standard"><text:soft-page-break/>Won the Bronze Star and Combat Infantryman's Badge </text:p>
      <text:p text:style-name="Standard"><text:tab/>returning property to the right hands gave satisfaction</text:p>
      <text:p text:style-name="Standard"/>
      <text:p text:style-name="Standard">He saw notebooks about German spoils </text:p>
      <text:p text:style-name="Standard"><text:tab/>they developed color photogrpahy so there was a color picture of the item and who owned it and where they lived </text:p>
      <text:p text:style-name="Standard"><text:tab/>the Germans kept meticulous records</text:p>
      <text:p text:style-name="Standard"><text:tab/>attibutes notebook keeping to the returning the spoils of war </text:p>
      <text:p text:style-name="Standard"><text:tab/>most people got it back</text:p>
      <text:p text:style-name="Standard"><text:tab/><text:tab/>the big stuff </text:p>
      <text:p text:style-name="Standard"/>
      <text:p text:style-name="Standard">German People reactions </text:p>
      <text:p text:style-name="Standard"><text:tab/>this did not last long, most Americans did not meet with people giving poor reactions </text:p>
      <text:p text:style-name="Standard"><text:tab/></text:p>
      <text:p text:style-name="Standard">letters from home </text:p>
      <text:p text:style-name="Standard"><text:tab/>he never got letters from home </text:p>
      <text:p text:style-name="Standard"><text:tab/>one firend married a pilot </text:p>
      <text:p text:style-name="Standard"><text:tab/><text:tab/>he was young for the letters </text:p>
      <text:p text:style-name="Standard"/>
      <text:p text:style-name="Standard">He was very fortunate in the war </text:p>
      <text:p text:style-name="Standard"><text:tab/></text:p>
      <text:p text:style-name="Standard"><text:tab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5:52:41</meta:creation-date>
    <meta:document-statistic meta:table-count="0" meta:image-count="0" meta:object-count="0" meta:page-count="5" meta:paragraph-count="183" meta:word-count="1273" meta:character-count="6771"/>
    <dc:date>2017-03-23T17:32:18</dc:date>
    <meta:editing-duration>PT1H37M4S</meta:editing-duration>
    <meta:editing-cycles>1</meta:editing-cycles>
    <meta:generator>OpenOffice.org/3.4.1$Unix OpenOffice.org_project/341m1$Build-9593</meta:generator>
  </office:meta>
</office:document-meta>
</file>